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table:align="left"/>
    </style:style>
    <style:style style:name="Tabell2.A" style:family="table-column">
      <style:table-column-properties style:column-width="2.655cm"/>
    </style:style>
    <style:style style:name="Tabell2.B" style:family="table-column">
      <style:table-column-properties style:column-width="7.849cm"/>
    </style:style>
    <style:style style:name="Tabell2.C" style:family="table-column">
      <style:table-column-properties style:column-width="1.826cm"/>
    </style:style>
    <style:style style:name="Tabell2.D" style:family="table-column">
      <style:table-column-properties style:column-width="1.64cm"/>
    </style:style>
    <style:style style:name="Tabell2.E" style:family="table-column">
      <style:table-column-properties style:column-width="1.561cm"/>
    </style:style>
    <style:style style:name="Tabell2.F" style:family="table-column">
      <style:table-column-properties style:column-width="1.455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7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AF1.2</text:p>
          </table:table-cell>
          <table:table-cell table:style-name="Tabell2.A2" office:value-type="string">
            <text:list xml:id="list7410647566439201785" text:style-name="L1">
              <text:list-header>
                <text:p text:style-name="P10">[1.0]Lägg till data </text:p>
              </text:list-header>
            </text:list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1h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2">AF1.7</text:p>
          </table:table-cell>
          <table:table-cell table:style-name="Tabell2.A2" office:value-type="string">
            <text:list xml:id="list33272911" text:continue-numbering="true" text:style-name="L1">
              <text:list-header>
                <text:p text:style-name="P10">[1.0] Anklaga mördaren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4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9">-Bygga en ruta som innehåller knappar till karaktärerna man kan gissa på.</text:p>
            <text:p text:style-name="P11"><text:line-break/>-När vald Karaktärsknapp trycks på ska man kolla om karaktären som valts är mördaren eller ej. Om mördare = vinner, om inte = Förlorar 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8</text:p>
          </table:table-cell>
          <table:table-cell table:style-name="Tabell2.A2" office:value-type="string">
            <text:list xml:id="list33251771" text:continue-numbering="true" text:style-name="L1">
              <text:list-header>
                <text:p text:style-name="P10">[1.0] Tidspoäng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6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list xml:id="list33264327" text:continue-numbering="true" text:style-name="L1">
              <text:list-header>
                <text:p text:style-name="P7">-Spelaren ska starta med en pot spelpoäng</text:p>
                <text:p text:style-name="P10"><text:line-break/>-Poängen ska dras av när spelaren gör saker.</text:p>
                <text:p text:style-name="P10"/>
                <text:p text:style-name="P10">-När poängen kommer ner till noll (slås över från antingen 1 till ett värde mindre än 1) ska spelet avslutas och spelaren har förlorat.</text:p>
                <text:p text:style-name="P12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9</text:p>
          </table:table-cell>
          <table:table-cell table:style-name="Tabell2.A2" office:value-type="string">
            <text:list xml:id="list33243773" text:continue-numbering="true" text:style-name="L1">
              <text:list-header>
                <text:p text:style-name="P10">[1.0]<text:span text:style-name="T6">Spelaren kan "rota"</text:span></text:p>
              </text:list-header>
            </text:list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7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11">-Containrar ska bli klickbara.<text:line-break/><text:line-break/>-Vid tryck på container ska Funktion öppnas som visar GameCards i containern! <text:line-break/><text:line-break/>-Kort kan nu <text:s/>väljas och skickas till blippFunktion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4 +1.4.2</text:p>
          </table:table-cell>
          <table:table-cell table:style-name="Tabell2.A2" office:value-type="string">
            <text:list xml:id="list33251048" text:continue-numbering="true" text:style-name="L1">
              <text:list-header>
                <text:p text:style-name="P10">[1.0] <text:span text:style-name="T6">Anteckna</text:span></text:p>
              </text:list-header>
            </text:list>
            <text:p text:style-name="P9"><text:span text:style-name="T6"/>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7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list xml:id="list33254201" text:continue-numbering="true" text:style-name="L1">
              <text:list-header>
                <text:p text:style-name="P12">-Kunna öppna en ruta att skriva i </text:p>
                <text:p text:style-name="P12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Data</text:p>
          </table:table-cell>
          <table:table-cell table:style-name="Tabell2.A2" office:value-type="string">
            <text:list xml:id="list33273098" text:continue-numbering="true" text:style-name="L1">
              <text:list-header>
                <text:p text:style-name="P10">Ladda in den nya grafiken</text:p>
              </text:list-header>
            </text:list>
          </table:table-cell>
          <table:table-cell table:style-name="Tabell2.A2" office:value-type="string">
            <text:p text:style-name="Table_20_Contents">KLAR!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P2">Buggar</text:p>
          </table:table-cell>
          <table:table-cell table:style-name="Tabell2.A2" office:value-type="string">
            <text:list xml:id="list33263863" text:continue-numbering="true" text:style-name="L1">
              <text:list-header>
                <text:p text:style-name="P10">Buggar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list xml:id="list33259522" text:continue-numbering="true" text:style-name="L1">
              <text:list-header>
                <text:p text:style-name="P10">-Se till att knappar blir inaktiverade/aktiverade när dem ska bli.</text:p>
                <text:p text:style-name="P10"><text:line-break/>-färger/textstorlek/font ska vara rätt vid alla dialoger..<text:line-break/></text:p>
                <text:p text:style-name="P10"><text:soft-page-break/>-All data ska rensas när spelplanen läggs ner, alternativt sparas och laddas in igen om det finns en session som inte är äldre än 10 min(?)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6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>141h</text:p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Kvar</text:p>
          </table:table-cell>
          <table:table-cell table:style-name="Tabell2.A2" office:value-type="string">
            <text:p text:style-name="Table_20_Contents"/>
          </table:table-cell>
          <table:table-cell table:style-name="Tabell2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/>
      <text:p text:style-name="Standard"/>
      <text:p text:style-name="P8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3250715" text:continue-numbering="true" text:style-name="L1">
              <text:list-header>
                <text:p text:style-name="P10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3254173" text:continue-numbering="true" text:style-name="L1">
              <text:list-header>
                <text:p text:style-name="P5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3266788" text:continue-numbering="true" text:style-name="L1">
              <text:list-header>
                <text:p text:style-name="P5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3248535" text:continue-numbering="true" text:style-name="L1">
              <text:list-header>
                <text:p text:style-name="P5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3257373" text:continue-numbering="true" text:style-name="L1">
              <text:list-header>
                <text:p text:style-name="P6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3248168" text:continue-numbering="true" text:style-name="L1">
              <text:list-header>
                <text:p text:style-name="P5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3273952" text:continue-numbering="true" text:style-name="L1">
              <text:list-header>
                <text:p text:style-name="P5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3264800" text:continue-numbering="true" text:style-name="L1">
              <text:list-header>
                <text:p text:style-name="P5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3243612" text:continue-numbering="true" text:style-name="L1">
              <text:list-header>
                <text:p text:style-name="P6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3263780" text:continue-numbering="true" text:style-name="L1">
              <text:list-header>
                <text:p text:style-name="P6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3262476" text:continue-numbering="true" text:style-name="L1">
              <text:list-header>
                <text:p text:style-name="P6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3252616" text:continue-numbering="true" text:style-name="L1">
              <text:list-header>
                <text:p text:style-name="P6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14H38S</meta:editing-duration>
    <meta:editing-cycles>93</meta:editing-cycles>
    <meta:generator>OpenOffice.org/3.4.1$Win32 OpenOffice.org_project/341m1$Build-9593</meta:generator>
    <dc:date>2014-05-14T13:10:19.48</dc:date>
    <meta:document-statistic meta:table-count="2" meta:image-count="0" meta:object-count="0" meta:page-count="4" meta:paragraph-count="124" meta:word-count="776" meta:character-count="4456"/>
    <meta:user-defined meta:name="Info 1"/>
    <meta:user-defined meta:name="Info 2"/>
    <meta:user-defined meta:name="Info 3"/>
    <meta:user-defined meta:name="Info 4"/>
  </office:meta>
</office:document-meta>
</file>